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103" officeooo:paragraph-rsid="001a4103"/>
    </style:style>
    <style:style style:name="P2" style:family="paragraph" style:parent-style-name="Standard">
      <style:text-properties officeooo:rsid="001b1d87" officeooo:paragraph-rsid="001b1d87"/>
    </style:style>
    <style:style style:name="P3" style:family="paragraph" style:parent-style-name="Standard">
      <style:text-properties officeooo:rsid="001bcd6d" officeooo:paragraph-rsid="001bcd6d"/>
    </style:style>
    <style:style style:name="P4" style:family="paragraph" style:parent-style-name="Standard">
      <style:text-properties officeooo:rsid="001cecf8" officeooo:paragraph-rsid="001ce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ripte müssen damit beginnen: <text:s/>#!/bin/bash <text:s/>UND unter linux erstellt worden sein <text:s/>(einmal mit windows bearbeitet <text:s/>--→ <text:s/>futsch)</text:p>
      <text:p text:style-name="P1"/>
      <text:p text:style-name="P1"/>
      <text:p text:style-name="P1"><text:s/>docker run -d <text:s/>-p 8048:8048 -p 8080:8080 -p 8081:8081 {NAME} <text:s text:c="2"/>damit starten, event. Noch andere server</text:p>
      <text:p text:style-name="P1"/>
      <text:p text:style-name="P2"><text:a xlink:type="simple" xlink:href="https://blogs.oracle.com/dipol/entry/glassfish_3_1_2_secure" text:style-name="Internet_20_link" text:visited-style-name="Visited_20_Internet_20_Link">https://blogs.oracle.com/dipol/entry/glassfish_3_1_2_secure</text:a> <text:s text:c="2"/>Glassfish nachträglich PW ändern</text:p>
      <text:p text:style-name="P2"/>
      <text:p text:style-name="P2"/>
      <text:p text:style-name="P3">grund warum docker stop nicht geht: <text:s/><text:a xlink:type="simple" xlink:href="https://www.ctl.io/developers/blog/post/gracefully-stopping-docker-containers/" text:style-name="Internet_20_link" text:visited-style-name="Visited_20_Internet_20_Link">https://www.ctl.io/developers/blog/post/gracefully-stopping-docker-containers/</text:a></text:p>
      <text:p text:style-name="P4">Kommando: <text:s/>docker exec CONTAINERID <text:s/>ps -e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5:31:50.325851353</meta:creation-date>
    <meta:generator>LibreOffice/5.1.4.2$Linux_X86_64 LibreOffice_project/10m0$Build-2</meta:generator>
    <dc:date>2017-01-04T21:19:15.144020551</dc:date>
    <meta:editing-duration>PT3H15M8S</meta:editing-duration>
    <meta:editing-cycles>4</meta:editing-cycles>
    <meta:document-statistic meta:table-count="0" meta:image-count="0" meta:object-count="0" meta:page-count="1" meta:paragraph-count="5" meta:word-count="52" meta:character-count="482" meta:non-whitespace-character-count="422"/>
  </office:meta>
</office:document-meta>
</file>